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fr" fo:country="FR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ill Sans MT_CCJU2"/>
    </style:style>
    <style:style style:name="T5" style:family="text">
      <style:text-properties style:font-name="Gill Sans MT_CCJU2" fo:language="fr" fo:country="FR"/>
    </style:style>
    <style:style style:name="T6" style:family="text">
      <style:text-properties style:font-name-asian="Courier New" style:font-name-complex="Courier New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10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11"/>
      <text:p text:style-name="P8"><text:span text:style-name="T3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6"/><text:p text:style-name="P7"><text:span text:style-name="T4">%=B_MONTANT_VERS_ASSURE</text:span><text:span text:style-name="T5">=%</text:span><text:span text:style-name="T4"><text:tab/>%=MONTANT_VERS_ASSURE=%</text:span></text:p><text:p text:style-name="P4">%=B_MONTANT_HOME=%<text:tab/>%=MONTANT_HOME=%</text:p><text:p text:style-name="P5">%=B_PRESTATION_MENS=%<text:tab/>%=PRESTATION_MENS=%</text:p><text:p text:style-name="P4"/><text:p text:style-name="P4">%=<text:span text:style-name="T10">B_MONTANT_VERSEE_ASS</text:span>=%<text:tab/><text:span text:style-name="T1">%=</text:span><text:span text:style-name="T2">B_MONTANT_VERSEE_ASS2=%</text:span></text:p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8">%{ligne}</text:span><text:span text:style-name="T7">%%=</text:span><text:span text:style-name="T6">B_VERSEMENT_PC_A</text:span><text:span text:style-name="T7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list xml:id="list35686306" text:style-name="L1">
        <text:list-item>
          <text:p text:style-name="P38">%=remLineWhenBlank(B_INFORMATIONS_2,1)=%</text:p>
        </text:list-item>
      </text:list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9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3T15:46:38.06</dc:date>
    <meta:print-date>2011-02-22T10:58:36</meta:print-date>
    <meta:editing-cycles>166</meta:editing-cycles>
    <meta:editing-duration>P1DT14H8M30S</meta:editing-duration>
    <meta:document-statistic meta:table-count="2" meta:image-count="0" meta:object-count="0" meta:page-count="2" meta:paragraph-count="46" meta:word-count="59" meta:character-count="1407"/>
    <meta:user-defined meta:name="Info 1"/>
    <meta:user-defined meta:name="Info 2"/>
    <meta:user-defined meta:name="Info 3"/>
    <meta:user-defined meta:name="Info 4"/>
  </office:meta>
</office:document-meta>
</file>